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tsmanB" svg:font-family="lotsmanB"/>
    <style:font-face style:name="lotsmanR" svg:font-family="lotsmanR, Arial, Tahom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f96" officeooo:paragraph-rsid="0002cf96"/>
    </style:style>
    <style:style style:name="P2" style:family="paragraph" style:parent-style-name="Heading_20_2">
      <style:paragraph-properties fo:margin-left="0in" fo:margin-right="0in" fo:margin-top="0in" fo:margin-bottom="0in" loext:contextual-spacing="false" fo:line-height="120%" fo:orphans="2" fo:widows="2" fo:text-indent="0in" style:auto-text-indent="false" fo:padding="0in" fo:border="none"/>
      <style:text-properties fo:font-variant="normal" fo:text-transform="none" fo:color="#000000" style:font-name="lotsmanB" fo:font-size="13.5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333333" style:font-name="lotsmanR" fo:font-size="10.5pt" fo:letter-spacing="normal" fo:font-style="normal" fo:font-weight="normal" officeooo:rsid="0002cf96" officeooo:paragraph-rsid="0002cf96"/>
    </style:style>
    <style:style style:name="P4" style:family="paragraph" style:parent-style-name="Text_20_body" style:list-style-name="L15">
      <style:paragraph-properties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5" style:family="paragraph" style:parent-style-name="Text_20_body" style:list-style-name="L17">
      <style:paragraph-properties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6" style:family="paragraph" style:parent-style-name="Text_20_body" style:list-style-name="L32">
      <style:paragraph-properties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8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9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0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1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2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3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4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5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6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7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8" style:family="paragraph" style:parent-style-name="Text_20_body" style:list-style-name="L12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19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0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1" style:family="paragraph" style:parent-style-name="Text_20_body" style:list-style-name="L16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2" style:family="paragraph" style:parent-style-name="Text_20_body" style:list-style-name="L18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3" style:family="paragraph" style:parent-style-name="Text_20_body" style:list-style-name="L19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4" style:family="paragraph" style:parent-style-name="Text_20_body" style:list-style-name="L20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5" style:family="paragraph" style:parent-style-name="Text_20_body" style:list-style-name="L21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6" style:family="paragraph" style:parent-style-name="Text_20_body" style:list-style-name="L22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7" style:family="paragraph" style:parent-style-name="Text_20_body" style:list-style-name="L23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8" style:family="paragraph" style:parent-style-name="Text_20_body" style:list-style-name="L24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29" style:family="paragraph" style:parent-style-name="Text_20_body" style:list-style-name="L25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0" style:family="paragraph" style:parent-style-name="Text_20_body" style:list-style-name="L26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1" style:family="paragraph" style:parent-style-name="Text_20_body" style:list-style-name="L27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2" style:family="paragraph" style:parent-style-name="Text_20_body" style:list-style-name="L28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3" style:family="paragraph" style:parent-style-name="Text_20_body" style:list-style-name="L29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4" style:family="paragraph" style:parent-style-name="Text_20_body" style:list-style-name="L30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5" style:family="paragraph" style:parent-style-name="Text_20_body" style:list-style-name="L31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6" style:family="paragraph" style:parent-style-name="Text_20_body" style:list-style-name="L33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7" style:family="paragraph" style:parent-style-name="Text_20_body" style:list-style-name="L34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8" style:family="paragraph" style:parent-style-name="Text_20_body" style:list-style-name="L35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39" style:family="paragraph" style:parent-style-name="Text_20_body" style:list-style-name="L36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40" style:family="paragraph" style:parent-style-name="Text_20_body" style:list-style-name="L37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41" style:family="paragraph" style:parent-style-name="Text_20_body" style:list-style-name="L38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42" style:family="paragraph" style:parent-style-name="Text_20_body" style:list-style-name="L39">
      <style:paragraph-properties fo:margin-top="0in" fo:margin-bottom="0in" loext:contextual-spacing="false" fo:orphans="2" fo:widows="2"/>
      <style:text-properties fo:font-variant="normal" fo:text-transform="none" fo:color="#333333" style:font-name="lotsmanR" fo:font-size="10.5pt" fo:letter-spacing="normal" fo:font-style="normal" fo:font-weight="normal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120%" fo:orphans="2" fo:widows="2" fo:text-indent="0in" style:auto-text-indent="false" fo:padding="0in" fo:border="none"/>
      <style:text-properties officeooo:paragraph-rsid="0002cf96"/>
    </style:style>
    <style:style style:name="P44" style:family="paragraph" style:parent-style-name="Heading_20_2">
      <style:paragraph-properties fo:margin-left="0in" fo:margin-right="0in" fo:margin-top="0in" fo:margin-bottom="0in" loext:contextual-spacing="false" fo:line-height="120%" fo:orphans="2" fo:widows="2" fo:text-indent="0in" style:auto-text-indent="false" fo:padding="0in" fo:border="none"/>
      <style:text-properties officeooo:paragraph-rsid="0002cf96"/>
    </style:style>
    <style:style style:name="T1" style:family="text">
      <style:text-properties fo:font-weight="bold"/>
    </style:style>
    <style:style style:name="T2" style:family="text">
      <style:text-properties officeooo:rsid="0002cf96"/>
    </style:style>
    <style:style style:name="T3" style:family="text">
      <style:text-properties fo:font-variant="normal" fo:text-transform="none" fo:color="#333333" style:font-name="lotsmanR" fo:font-size="10.5pt" fo:letter-spacing="normal" fo:font-style="normal" fo:font-weight="bold"/>
    </style:style>
    <style:style style:name="T4" style:family="text">
      <style:text-properties fo:font-variant="normal" fo:text-transform="none" fo:color="#333333" style:font-name="lotsmanR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lotsmanR" fo:font-size="10.5pt" fo:letter-spacing="normal" fo:font-style="normal" fo:font-weight="normal" officeooo:rsid="0003324c"/>
    </style:style>
    <style:style style:name="T6" style:family="text">
      <style:text-properties fo:font-variant="normal" fo:text-transform="none" fo:color="#000000" style:font-name="lotsmanB" fo:font-size="13.5pt" fo:letter-spacing="normal" fo:font-style="normal" fo:font-weight="normal"/>
    </style:style>
    <style:style style:name="T7" style:family="text">
      <style:text-properties fo:font-variant="normal" fo:text-transform="none" fo:color="#000000" style:font-name="lotsmanB" fo:font-size="13.5pt" fo:letter-spacing="normal" fo:font-style="normal" fo:font-weight="normal" officeooo:rsid="0002cf96"/>
    </style:style>
    <style:style style:name="T8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officeooo:rsid="0003324c" style:text-blinking="false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2"><text:span text:style-name="T7">Программа</text:span><text:span text:style-name="T6"> курса </text:span><text:a xlink:type="simple" xlink:href="http://edu2.rdtex.ru/courses/JS5DWA/" office:target-frame-name="_blank" xlink:show="new" text:style-name="Internet_20_link" text:visited-style-name="Visited_20_Internet_20_Link"><text:span text:style-name="T8">JavaScript </text:span></text:a><text:a xlink:type="simple" xlink:href="http://edu2.rdtex.ru/courses/JS5DWA/" office:target-frame-name="_blank" xlink:show="new" text:style-name="Internet_20_link" text:visited-style-name="Visited_20_Internet_20_Link"><text:span text:style-name="T9">и</text:span></text:a><text:a xlink:type="simple" xlink:href="http://edu2.rdtex.ru/courses/JS5DWA/" office:target-frame-name="_blank" xlink:show="new" text:style-name="Internet_20_link" text:visited-style-name="Visited_20_Internet_20_Link"><text:span text:style-name="T8"> HTML5: </text:span></text:a><text:a xlink:type="simple" xlink:href="http://edu2.rdtex.ru/courses/JS5DWA/" office:target-frame-name="_blank" xlink:show="new" text:style-name="Internet_20_link" text:visited-style-name="Visited_20_Internet_20_Link"><text:span text:style-name="T9">Р</text:span></text:a><text:span text:style-name="T9">азработка веб-приложений</text:span></text:h>
      <text:p text:style-name="P43"><text:span text:style-name="T6"/></text:p>
      <text:p text:style-name="P1"><text:span text:style-name="T3">Введение</text:span><text:line-break/><text:span text:style-name="T4">Изучение целей курса. </text:span><text:span text:style-name="T5">Настройка</text:span><text:span text:style-name="T4"> среды. </text:span><text:line-break/><text:line-break/><text:span text:style-name="T3">Основы Веб-приложения</text:span><text:line-break/><text:span text:style-name="T4">Создание приложений HTML5 в NetBeans. </text:span><text:span text:style-name="T5">Запуск</text:span><text:span text:style-name="T4"> страниц HTML и их анализ при помощи средств разработки браузера. Отделение CSS и JavaScript от страниц HTML. Выполнение </text:span><text:span text:style-name="T5">п</text:span><text:span text:style-name="T4">риложений HTML5 в NetBeans. Практика: Создание Веб-приложения HTML5 </text:span><text:span text:style-name="T5">в</text:span><text:span text:style-name="T4"> NetBeans 8. Практика: Разделение ресурсов JavaScript и CSS.</text:span><text:line-break/><text:line-break/><text:span text:style-name="T3">Основы JavaScript</text:span><text:line-break/><text:span text:style-name="T4">Написание кода JavaScript для объявления переменных, объектов, функций и массивов. Создание массивов JavaScript для хранения данных. Определение Объектов JavaScript как хранилищ пары “ключ-значение”. Доступ к свойствам объекта. Практика: Написание кода JavaScript для прохождения тестов в Jasmine. </text:span><text:line-break/><text:line-break/><text:span text:style-name="T3">Сочетание HTML5 и JavaScript в Веб-приложениях</text:span><text:line-break/><text:span text:style-name="T4">Создание документов HTML5. Создание Форм HTML5 для запроса информации и её обработки. Проверка допустимости форм ввода HTML5 . Написание функций JavaScript для событий HTML5. Управление элементами HTML5 с использованием DOM. Практика: Написание кода JavaScript для изменения элементов документа.</text:span><text:line-break/><text:line-break/><text:span text:style-name="T3">JavaScript API</text:span><text:line-break/><text:span text:style-name="T4">Проверка пользовательского ввода с помощью JavaScript и регулярных выражений. Обработка нескольких значений с использованием JavaScript Collections. Управление датами с испоьзованием JavaScript Date API. Практика: Создание приложения “meal-divider”. Практика: Расчет общего количества в зависимости от возраста.</text:span><text:line-break/><text:line-break/><text:span text:style-name="T3">Данные Веб-приложения</text:span><text:line-break/><text:span text:style-name="T4">Преобразование Объектов к виду JSON Strings. Разбор JSON Strings внутри JavaScript Objects. Сохранение Objects при помощи JSON API , Cookies и Local Storage. Практика: Сохранение пользовательского ввода при помощи JSON API и Local Storage. Практика: Восстановление сохраненных данных, в момент загрузки страницы.</text:span><text:line-break/><text:line-break/><text:span text:style-name="T3">Стиль приложений, использующих CSS3 и JavaScript</text:span><text:line-break/><text:span text:style-name="T4">Применение CSS-стилей к документам HTML. Использование возможностей CSS3 для добавления динамических стилей к элементам с событиями. Использовать Media Queries и медиа-данные, чтобы адаптироваться к различным экранам. Использование JavaScript, для добавления и удаления стилей из элементов. Практика: Написание правил CSS, для установления стилей элементов в документе.</text:span><text:line-break/><text:line-break/><text:span text:style-name="T3">Продвинутый JavaScript</text:span><text:line-break/><text:span text:style-name="T4">Определение Функций. Создание замыканий (closures) и объяснение компоненты Variable Scope. Написание функций JavaScript в виде модулей. Создание прототипов (Prototypes). Создание взаимодействий вида Drag-and-Drop с использованием JavaScript. Создание таймеров и задержек JavaScript, для получения анимации в HTML. Использование объекта HTML5 Canvas для рисования на страницах. Практики: Создание холста (Canvas), интервалов, Drag and Drop и манипуляции мышью.</text:span><text:line-break/><text:line-break/><text:span text:style-name="T3">AJAX и WebSocket</text:span><text:line-break/><text:span text:style-name="T4">Использование AJAX с JavaScript для запроса данных от сервера приложений. Применение AJAX при использовании RESTful Web Services . Использование вызовов AJAX для создания взаимодействия вида"Server Push" . Определение альтернатив AJAX для использования в устаревшем коде. Понимание компоненты AJAX Security. Использование компоненты WebSocket, для создания взаимодействия вида Real-time Client/Server. Определение требуемых Back-End технологий для REST и WebSocket с </text:span><text:soft-page-break/><text:span text:style-name="T4">Java EE7. Практики: Создание одностраничного приложения, использующего RESTand a Tic-Tac-Toe Game Client с WebSocket.</text:span><text:line-break/><text:line-break/><text:span text:style-name="T3">Разработка приложений с jQuery</text:span><text:line-break/><text:span text:style-name="T4">Добавление jQuery и библиотек UI jQuery к вашим проектам. Использование Selectors и манипуляторов DOM для обработки документов. Обработка событий с jQuery. Анимация элементов и применение эффектов в документе. Обработка ответов сервера AJAX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tsmanB" svg:font-family="lotsmanB"/>
    <style:font-face style:name="lotsmanR" svg:font-family="lotsmanR, Arial, Tahoma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2:25:23.042623231</meta:creation-date>
    <dc:date>2017-06-09T06:58:31.285823747</dc:date>
    <meta:editing-duration>PT3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" meta:word-count="437" meta:character-count="3535" meta:non-whitespace-character-count="3089"/>
  </office:meta>
</office:document-meta>
</file>